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ntregas de actividades</text:p>
      <text:p text:style-name="Standard"/>
      <text:p text:style-name="Standard">Programación: </text:p>
      <text:list xml:id="list4913968760116826449" text:style-name="L1">
        <text:list-item>
          <text:p text:style-name="P1">Propuesta proyecto – 23 de abril.</text:p>
        </text:list-item>
        <text:list-item>
          <text:p text:style-name="P1">Entrega proyecto – 17 de mayo.</text:p>
        </text:list-item>
        <text:list-item>
          <text:p text:style-name="P1">Práctica evaluable tema 7 – 27 de abril.</text:p>
        </text:list-item>
      </text:list>
      <text:p text:style-name="Standard"/>
      <text:p text:style-name="Standard">Lenguaje de marcas:</text:p>
      <text:list xml:id="list6217204034265250308" text:style-name="L2">
        <text:list-item>
          <text:p text:style-name="P2">Carrito parte 2 – 2 de mayo.</text:p>
        </text:list-item>
        <text:list-item>
          <text:p text:style-name="P2">Carrito parte 3 – 16 de mayo.</text:p>
        </text:list-item>
        <text:list-item>
          <text:p text:style-name="P2">Carrito parte 4 – 23 de mayo.</text:p>
        </text:list-item>
      </text:list>
      <text:p text:style-name="Standard"/>
      <text:p text:style-name="Standard">Development environm:</text:p>
      <text:list xml:id="list1663167936383465916" text:style-name="L3">
        <text:list-item>
          <text:p text:style-name="P3">Class diagram implementation project – 30 april.</text:p>
        </text:list-item>
        <text:list-item>
          <text:p text:style-name="P3">JavaFX applicarion project – 21 may.</text:p>
        </text:list-item>
        <text:list-item>
          <text:p text:style-name="P3">Compulsory exercise 1 and 2 – 23 april.</text:p>
        </text:list-item>
        <text:list-item>
          <text:p text:style-name="P3">Compulsory exercise 3 – 14 may.</text:p>
        </text:list-item>
      </text:list>
      <text:p text:style-name="Standard"/>
      <text:p text:style-name="Standard">Bases de datos:</text:p>
      <text:list xml:id="list3738293277462734881" text:style-name="L4">
        <text:list-item>
          <text:p text:style-name="P4">Todavía no han puesto nada.</text:p>
        </text:list-item>
      </text:list>
      <text:p text:style-name="Standard"/>
      <text:p text:style-name="Standard">Sistemas informáticos:</text:p>
      <text:list xml:id="list4793718073673719406" text:style-name="L5">
        <text:list-item>
          <text:p text:style-name="P5">Ejercicios tema 7 – 25 abril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3-31T06:21:26.95</meta:creation-date>
    <meta:document-statistic meta:table-count="0" meta:image-count="0" meta:object-count="0" meta:page-count="1" meta:paragraph-count="18" meta:word-count="105" meta:character-count="525"/>
    <dc:date>2021-03-31T06:33:36.99</dc:date>
    <meta:editing-duration>PT12M19S</meta:editing-duration>
    <meta:editing-cycles>1</meta:editing-cycles>
    <meta:generator>OpenOffice/4.1.7$Win32 OpenOffice.org_project/417m1$Build-9800</meta:generator>
  </office:meta>
</office:document-meta>
</file>